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1272in"/>
    </style:style>
    <style:style style:name="co11" style:family="table-column">
      <style:table-column-properties fo:break-before="auto" style:column-width="1.3992in"/>
    </style:style>
    <style:style style:name="co4" style:family="table-column">
      <style:table-column-properties fo:break-before="auto" style:column-width="6.7425in"/>
    </style:style>
    <style:style style:name="co5" style:family="table-column">
      <style:table-column-properties fo:break-before="auto" style:column-width="2.7819in"/>
    </style:style>
    <style:style style:name="co6" style:family="table-column">
      <style:table-column-properties fo:break-before="auto" style:column-width="1.9217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1.1709in"/>
    </style:style>
    <style:style style:name="co9" style:family="table-column">
      <style:table-column-properties fo:break-before="auto" style:column-width="0.7472in"/>
    </style:style>
    <style:style style:name="co12" style:family="table-column">
      <style:table-column-properties fo:break-before="auto" style:column-width="1.2118in"/>
    </style:style>
    <style:style style:name="co13" style:family="table-column">
      <style:table-column-properties fo:break-before="auto" style:column-width="1.089in"/>
    </style:style>
    <style:style style:name="co14" style:family="table-column">
      <style:table-column-properties fo:break-before="auto" style:column-width="2.831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882in" fo:break-before="auto" style:use-optimal-row-height="true"/>
    </style:style>
    <style:style style:name="ro4" style:family="table-row">
      <style:table-row-properties style:row-height="0.6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fe7e5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yi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name-complex="Tahoma" style:font-size-complex="22pt" style:language-complex="yi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f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2" office:value-type="string">
            <text:p>HT0</text:p>
          </table:table-cell>
          <table:table-cell office:value-type="string">
            <text:p>Name/Reference</text:p>
          </table:table-cell>
          <table:table-cell office:value-type="string">
            <text:p>Discovered/unearthed at</text:p>
          </table:table-cell>
          <table:table-cell office:value-type="string">
            <text:p>Country</text:p>
          </table:table-cell>
          <table:table-cell office:value-type="string">
            <text:p>source</text:p>
          </table:table-cell>
          <table:table-cell office:value-type="string">
            <text:p>Current location</text:p>
          </table:table-cell>
          <table:table-cell office:value-type="string">
            <text:p>number</text:p>
          </table:table-cell>
          <table:table-cell table:style-name="ce2" office:value-type="string">
            <text:p>website</text:p>
          </table:table-cell>
          <table:table-cell table:style-name="ce2" office:value-type="string">
            <text:p>objects</text:p>
          </table:table-cell>
          <table:table-cell table:style-name="ce2" office:value-type="string">
            <text:p>Considered</text:p>
          </table:table-cell>
          <table:table-cell table:style-name="ce2" office:value-type="string">
            <text:p>Multilingual?</text:p>
          </table:table-cell>
          <table:table-cell table:style-name="ce2" office:value-type="string">
            <text:p>picture(s)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8">
            <text:p>388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3">
            <text:p>363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7">
            <text:p>377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5">
            <text:p>405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orte Nord</text:p>
          </table:table-cell>
          <table:table-cell table:number-columns-repeated="2"/>
          <table:table-cell office:value-type="string">
            <text:p>Bertolino Geu</text:p>
          </table:table-cell>
          <table:table-cell table:number-columns-repeated="4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8"/>
          <table:table-cell office:value-type="string">
            <text:p>Hatran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OSA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strophédon Sabéen</text:p>
          </table:table-cell>
          <table:table-cell table:number-columns-repeated="3"/>
          <table:table-cell office:value-type="string">
            <text:p>Louvre</text:p>
          </table:table-cell>
          <table:table-cell table:number-columns-repeated="3"/>
          <table:table-cell office:value-type="string">
            <text:p>Sabean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tue funéraire</text:p>
          </table:table-cell>
          <table:table-cell table:number-columns-repeated="3"/>
          <table:table-cell office:value-type="string">
            <text:p>Louvre</text:p>
          </table:table-cell>
          <table:table-cell office:value-type="string">
            <text:p>AO20282</text:p>
          </table:table-cell>
          <table:table-cell table:number-columns-repeated="2"/>
          <table:table-cell office:value-type="string">
            <text:p>Sabaen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ule Parfum</text:p>
          </table:table-cell>
          <table:table-cell office:value-type="string">
            <text:p>Qaryat al faw</text:p>
          </table:table-cell>
          <table:table-cell table:number-columns-repeated="2"/>
          <table:table-cell office:value-type="string">
            <text:p>Musee national de Riyadh</text:p>
          </table:table-cell>
          <table:table-cell office:value-type="string">
            <text:p>#218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agment de peinture murale de signes zodiacaux</text:p>
          </table:table-cell>
          <table:table-cell office:value-type="string">
            <text:p>Qaryat al faw</text:p>
          </table:table-cell>
          <table:table-cell table:number-columns-repeated="2"/>
          <table:table-cell office:value-type="string">
            <text:p>muséé du département d'archéologie de luni du roi saud</text:p>
          </table:table-cell>
          <table:table-cell office:value-type="string">
            <text:p>238 F 9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que inscrite ornée de bouquetins</text:p>
          </table:table-cell>
          <table:table-cell office:value-type="string">
            <text:p>Qaryat al faw, temple de Wadd</text:p>
          </table:table-cell>
          <table:table-cell table:number-columns-repeated="2"/>
          <table:table-cell office:value-type="string">
            <text:p>muséé du département d'archéologie de luni du roi saud</text:p>
          </table:table-cell>
          <table:table-cell office:value-type="string">
            <text:p>302 F 8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scription funéraire</text:p>
          </table:table-cell>
          <table:table-cell office:value-type="string">
            <text:p>Qaryat al faw</text:p>
          </table:table-cell>
          <table:table-cell table:number-columns-repeated="2"/>
          <table:table-cell office:value-type="string">
            <text:p>Musee national de Riyadh</text:p>
          </table:table-cell>
          <table:table-cell office:value-type="string">
            <text:p>#887</text:p>
          </table:table-cell>
          <table:table-cell table:number-columns-repeated="5"/>
          <table:table-cell office:value-type="string">
            <text:p>First attested old arabic inscription but in OSA script?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SR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ok Laws and countries</text:p>
          </table:table-cell>
          <table:table-cell table:number-columns-repeated="7"/>
          <table:table-cell office:value-type="string">
            <text:p>Syriac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HB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qqéda Ostracon</text:p>
          </table:table-cell>
          <table:table-cell table:number-columns-repeated="2" office:value-type="string">
            <text:p>?</text:p>
          </table:table-cell>
          <table:table-cell office:value-type="string">
            <text:p>Langlois</text:p>
          </table:table-cell>
          <table:table-cell table:number-columns-repeated="4"/>
          <table:table-cell office:value-type="string">
            <text:p>Hebrew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>
            <text:p>UG0</text:p>
          </table:table-cell>
          <table:table-cell office:value-type="string">
            <text:p>CAQUOT, BORDREUIL, PARDEE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th shemseh abecedary</text:p>
          </table:table-cell>
          <table:table-cell table:number-columns-repeated="4"/>
          <table:table-cell office:value-type="string">
            <text:p>KTU 5.24</text:p>
          </table:table-cell>
          <table:table-cell table:number-columns-repeated="2"/>
          <table:table-cell office:value-type="string">
            <text:p>Ugaritic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 south sem abecedary</text:p>
          </table:table-cell>
          <table:table-cell office:value-type="string">
            <text:p>Ugarit</text:p>
          </table:table-cell>
          <table:table-cell table:number-columns-repeated="3"/>
          <table:table-cell office:value-type="string">
            <text:p>RS 88.2215</text:p>
          </table:table-cell>
          <table:table-cell table:number-columns-repeated="2"/>
          <table:table-cell office:value-type="string">
            <text:p>Ugaritic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emier abécédaire découvert à Ugarit</text:p>
          </table:table-cell>
          <table:table-cell office:value-type="string">
            <text:p>Ugarit</text:p>
          </table:table-cell>
          <table:table-cell/>
          <table:table-cell office:value-type="string">
            <text:p>Dennis Pardee</text:p>
          </table:table-cell>
          <table:table-cell office:value-type="string">
            <text:p>Musée de Damas</text:p>
          </table:table-cell>
          <table:table-cell office:value-type="string">
            <text:p>RS 12.063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ux abécédaires, maître et élève</text:p>
          </table:table-cell>
          <table:table-cell office:value-type="string">
            <text:p>Ugarit</text:p>
          </table:table-cell>
          <table:table-cell/>
          <table:table-cell office:value-type="string">
            <text:p>Dennis Pardee</text:p>
          </table:table-cell>
          <table:table-cell/>
          <table:table-cell office:value-type="string">
            <text:p>RS 24.281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ux abécédaires rédigés par un scribe</text:p>
          </table:table-cell>
          <table:table-cell office:value-type="string">
            <text:p>Ugarit</text:p>
          </table:table-cell>
          <table:table-cell/>
          <table:table-cell office:value-type="string">
            <text:p>Dennis Pardee</text:p>
          </table:table-cell>
          <table:table-cell/>
          <table:table-cell office:value-type="string">
            <text:p>RS 94.2440.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n scribe s'identifie</text:p>
          </table:table-cell>
          <table:table-cell office:value-type="string">
            <text:p>Ugarit</text:p>
          </table:table-cell>
          <table:table-cell/>
          <table:table-cell office:value-type="string">
            <text:p>Dennis Pardee</text:p>
          </table:table-cell>
          <table:table-cell/>
          <table:table-cell office:value-type="string">
            <text:p>RS 92.2016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ossible référence à Amenotep III</text:p>
          </table:table-cell>
          <table:table-cell office:value-type="string">
            <text:p>Ugarit</text:p>
          </table:table-cell>
          <table:table-cell/>
          <table:table-cell office:value-type="string">
            <text:p>Dennis Pardee</text:p>
          </table:table-cell>
          <table:table-cell/>
          <table:table-cell office:value-type="string">
            <text:p>RS 18.113 A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ceau du roi</text:p>
          </table:table-cell>
          <table:table-cell office:value-type="string">
            <text:p>Ugarit</text:p>
          </table:table-cell>
          <table:table-cell/>
          <table:table-cell office:value-type="string">
            <text:p>Dennis Pardee</text:p>
          </table:table-cell>
          <table:table-cell/>
          <table:table-cell office:value-type="string">
            <text:p>RS 16.270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bécédaire bilingue</text:p>
          </table:table-cell>
          <table:table-cell office:value-type="string">
            <text:p>Ugarit</text:p>
          </table:table-cell>
          <table:table-cell/>
          <table:table-cell office:value-type="string">
            <text:p>R. Hawley &amp; C. Roche</text:p>
          </table:table-cell>
          <table:table-cell/>
          <table:table-cell office:value-type="string">
            <text:p>RS.19.139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ettre</text:p>
          </table:table-cell>
          <table:table-cell office:value-type="string">
            <text:p>Ras Ibn Hani</text:p>
          </table:table-cell>
          <table:table-cell/>
          <table:table-cell office:value-type="string">
            <text:p>R. Hawley &amp; C. Roche</text:p>
          </table:table-cell>
          <table:table-cell office:value-type="string">
            <text:p>Musée de Damas</text:p>
          </table:table-cell>
          <table:table-cell office:value-type="string">
            <text:p>RIH 78/12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échange de biens immobiliers</text:p>
          </table:table-cell>
          <table:table-cell office:value-type="string">
            <text:p>Ras Shamra</text:p>
          </table:table-cell>
          <table:table-cell/>
          <table:table-cell office:value-type="string">
            <text:p>R. Hawley &amp; C. Roche</text:p>
          </table:table-cell>
          <table:table-cell office:value-type="string">
            <text:p>Musée de Damas</text:p>
          </table:table-cell>
          <table:table-cell office:value-type="string">
            <text:p>RS 16.140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endentif Enki</text:p>
          </table:table-cell>
          <table:table-cell office:value-type="string">
            <text:p>Ras Shamra</text:p>
          </table:table-cell>
          <table:table-cell/>
          <table:table-cell office:value-type="string">
            <text:p>R. Hawley &amp; C. Roche</text:p>
          </table:table-cell>
          <table:table-cell office:value-type="string">
            <text:p>Musée de Damas</text:p>
          </table:table-cell>
          <table:table-cell office:value-type="string">
            <text:p>RS 14.242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e “Signalement lyrique”</text:p>
          </table:table-cell>
          <table:table-cell office:value-type="string">
            <text:p>Ras Shamra</text:p>
          </table:table-cell>
          <table:table-cell/>
          <table:table-cell office:value-type="string">
            <text:p>R. Hawley &amp; C. Roche</text:p>
          </table:table-cell>
          <table:table-cell office:value-type="string">
            <text:p>Musée de Damas</text:p>
          </table:table-cell>
          <table:table-cell office:value-type="string">
            <text:p>RS 25.421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emande de pierres</text:p>
          </table:table-cell>
          <table:table-cell office:value-type="string">
            <text:p>Ras Shamra – maison d'ourtenou</text:p>
          </table:table-cell>
          <table:table-cell/>
          <table:table-cell office:value-type="string">
            <text:p>F. Malbran-Labat</text:p>
          </table:table-cell>
          <table:table-cell office:value-type="string">
            <text:p>Musée d'Alep</text:p>
          </table:table-cell>
          <table:table-cell office:value-type="string">
            <text:p>RS 34.135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ommerce de cuivre avec alasia chypre</text:p>
          </table:table-cell>
          <table:table-cell office:value-type="string">
            <text:p>Ras Shamra – maison d'ourtenou</text:p>
          </table:table-cell>
          <table:table-cell/>
          <table:table-cell office:value-type="string">
            <text:p>F. Malbran-Labat</text:p>
          </table:table-cell>
          <table:table-cell office:value-type="string">
            <text:p>Musée de Damas</text:p>
          </table:table-cell>
          <table:table-cell office:value-type="string">
            <text:p>RS 94.2475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ncantation en faveur d'ourtenou</text:p>
          </table:table-cell>
          <table:table-cell office:value-type="string">
            <text:p>Ras Shamra – maison d'ourtenou</text:p>
          </table:table-cell>
          <table:table-cell/>
          <table:table-cell office:value-type="string">
            <text:p>F. Malbran-Labat</text:p>
          </table:table-cell>
          <table:table-cell office:value-type="string">
            <text:p>Musée de Damas</text:p>
          </table:table-cell>
          <table:table-cell office:value-type="string">
            <text:p>RS 92.2014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iste sacrificielle d'offrancdes aux dieux</text:p>
          </table:table-cell>
          <table:table-cell office:value-type="string">
            <text:p>Ras Shamra – maison d'ourtenou</text:p>
          </table:table-cell>
          <table:table-cell/>
          <table:table-cell office:value-type="string">
            <text:p>F. Malbran-Labat</text:p>
          </table:table-cell>
          <table:table-cell office:value-type="string">
            <text:p>Musée de Damas</text:p>
          </table:table-cell>
          <table:table-cell office:value-type="string">
            <text:p>RS 94.2188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iste d'armes</text:p>
          </table:table-cell>
          <table:table-cell office:value-type="string">
            <text:p>Ras Shamra – Palais Royal, archives est</text:p>
          </table:table-cell>
          <table:table-cell/>
          <table:table-cell office:value-type="string">
            <text:p>A-S. Dalix</text:p>
          </table:table-cell>
          <table:table-cell office:value-type="string">
            <text:p>Musée de Damas</text:p>
          </table:table-cell>
          <table:table-cell office:value-type="string">
            <text:p>RS 15.083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ite d'unification du pays</text:p>
          </table:table-cell>
          <table:table-cell office:value-type="string">
            <text:p>Ras Shamra – Acropole maison du grand pretre</text:p>
          </table:table-cell>
          <table:table-cell/>
          <table:table-cell office:value-type="string">
            <text:p>A-S. Dalix</text:p>
          </table:table-cell>
          <table:table-cell office:value-type="string">
            <text:p>Louvre</text:p>
          </table:table-cell>
          <table:table-cell office:value-type="string">
            <text:p>RS 1.002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Incantation contre les morsures de serpent</text:p>
          </table:table-cell>
          <table:table-cell office:value-type="string">
            <text:p>Ras Shamra</text:p>
          </table:table-cell>
          <table:table-cell/>
          <table:table-cell office:value-type="string">
            <text:p>A-S. Dalix – Dossiers d'archéologie HS #10 NOV 04</text:p>
          </table:table-cell>
          <table:table-cell office:value-type="string">
            <text:p>Musée de Damas</text:p>
          </table:table-cell>
          <table:table-cell office:value-type="string">
            <text:p>?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ableau de poids et mesures</text:p>
          </table:table-cell>
          <table:table-cell office:value-type="string">
            <text:p>Ras Shamra – Maison de Rapanov</text:p>
          </table:table-cell>
          <table:table-cell/>
          <table:table-cell office:value-type="string">
            <text:p>E. Bordreuil</text:p>
          </table:table-cell>
          <table:table-cell office:value-type="string">
            <text:p>Musée de Damas</text:p>
          </table:table-cell>
          <table:table-cell office:value-type="string">
            <text:p>RS 20.014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oids inscrit en forme d'olive</text:p>
          </table:table-cell>
          <table:table-cell office:value-type="string">
            <text:p>Ras Shamra</text:p>
          </table:table-cell>
          <table:table-cell/>
          <table:table-cell office:value-type="string">
            <text:p>E. Bordreuil</text:p>
          </table:table-cell>
          <table:table-cell office:value-type="string">
            <text:p>Musée de Damas</text:p>
          </table:table-cell>
          <table:table-cell office:value-type="string">
            <text:p>RS 15.226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table:number-columns-repeated="13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style-name="ce2" office:value-type="string">
            <text:p>NA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MKAM TOMB</text:p>
          </table:table-cell>
          <table:table-cell office:value-type="string">
            <text:p>Madain Saleh</text:p>
          </table:table-cell>
          <table:table-cell table:number-columns-repeated="3"/>
          <table:table-cell office:value-type="string">
            <text:p>JS16; H16; T205, B19</text:p>
          </table:table-cell>
          <table:table-cell table:number-columns-repeated="2"/>
          <table:table-cell office:value-type="string">
            <text:p>Nabataean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urkmaniyah inscription (6 lines)</text:p>
          </table:table-cell>
          <table:table-cell table:number-columns-repeated="7"/>
          <table:table-cell office:value-type="string">
            <text:p>Nabataean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PH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hiram sarcophagus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ilamuwa stele</text:p>
          </table:table-cell>
          <table:table-cell table:number-columns-repeated="2"/>
          <table:table-cell office:value-type="string">
            <text:p>Felix von Lsuchan, Robert Koldewey</text:p>
          </table:table-cell>
          <table:table-cell office:value-type="string">
            <text:p>Vorderasiatisches Museum Berlin</text:p>
          </table:table-cell>
          <table:table-cell table:number-columns-repeated="3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aratepe western doorway lion inscription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l Dan stele</text:p>
          </table:table-cell>
          <table:table-cell office:value-type="string">
            <text:p>Tel Dan, near the Golan</text:p>
          </table:table-cell>
          <table:table-cell office:value-type="string">
            <text:p>Israel</text:p>
          </table:table-cell>
          <table:table-cell office:value-type="string">
            <text:p>Avraham Biran and Joseph Naveh</text:p>
          </table:table-cell>
          <table:table-cell office:value-type="string">
            <text:p>Israel Museum</text:p>
          </table:table-cell>
          <table:table-cell table:number-columns-repeated="3"/>
          <table:table-cell office:value-type="string">
            <text:p>Old Aramaic/Phoenician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aratepe door 2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aratepe door step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yrgi Tablet</text:p>
          </table:table-cell>
          <table:table-cell office:value-type="string">
            <text:p>Pyrgi, Lazio</text:p>
          </table:table-cell>
          <table:table-cell office:value-type="string">
            <text:p>Italy</text:p>
          </table:table-cell>
          <table:table-cell/>
          <table:table-cell office:value-type="string">
            <text:p>Villa Giulia, Rome</text:p>
          </table:table-cell>
          <table:table-cell table:number-columns-repeated="3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elqrt Cippi (see Malta cippi #29)</text:p>
          </table:table-cell>
          <table:table-cell/>
          <table:table-cell office:value-type="string">
            <text:p>Malta</text:p>
          </table:table-cell>
          <table:table-cell office:value-type="string">
            <text:p>Abbé Jean-Jacques Barthélemy</text:p>
          </table:table-cell>
          <table:table-cell office:value-type="string">
            <text:p>Louvre</text:p>
          </table:table-cell>
          <table:table-cell office:value-type="string">
            <text:p>AO 4818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shumazar II Sarcophagus</text:p>
          </table:table-cell>
          <table:table-cell office:value-type="string">
            <text:p>Necropolis of Magharat Abloun near Sidon</text:p>
          </table:table-cell>
          <table:table-cell office:value-type="string">
            <text:p>Lebanon</text:p>
          </table:table-cell>
          <table:table-cell office:value-type="string">
            <text:p>?</text:p>
          </table:table-cell>
          <table:table-cell office:value-type="string">
            <text:p>Louvre</text:p>
          </table:table-cell>
          <table:table-cell office:value-type="string">
            <text:p>AO4806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esha Stele</text:p>
          </table:table-cell>
          <table:table-cell office:value-type="string">
            <text:p>Dibon</text:p>
          </table:table-cell>
          <table:table-cell office:value-type="string">
            <text:p>Jordan</text:p>
          </table:table-cell>
          <table:table-cell office:value-type="string">
            <text:p>Frederick Augustus Klein and Charles Simon Clermont-Ganneau and André Lemaire</text:p>
          </table:table-cell>
          <table:table-cell office:value-type="string">
            <text:p>Louvre</text:p>
          </table:table-cell>
          <table:table-cell office:value-type="string">
            <text:p>AO 5066</text:p>
          </table:table-cell>
          <table:table-cell table:number-columns-repeated="2"/>
          <table:table-cell office:value-type="string">
            <text:p>MOABITE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abnit sarcophagus</text:p>
          </table:table-cell>
          <table:table-cell office:value-type="string">
            <text:p>Ayaa Necropolis near Sidon</text:p>
          </table:table-cell>
          <table:table-cell office:value-type="string">
            <text:p>Lebanon</text:p>
          </table:table-cell>
          <table:table-cell office:value-type="string">
            <text:p>Osman Hamdi Bey</text:p>
          </table:table-cell>
          <table:table-cell office:value-type="string">
            <text:p>Istanbul Archaeological museums</text:p>
          </table:table-cell>
          <table:table-cell table:number-columns-repeated="3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aratepe Door 1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Karatepe lion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Karatepe door 3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?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KAI Ahiram?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ône d'ashtarté</text:p>
          </table:table-cell>
          <table:table-cell table:number-columns-repeated="3"/>
          <table:table-cell office:value-type="string">
            <text:p>Louvre</text:p>
          </table:table-cell>
          <table:table-cell office:value-type="string">
            <text:p>AO4565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tele votive Tanit</text:p>
          </table:table-cell>
          <table:table-cell table:number-columns-repeated="3"/>
          <table:table-cell office:value-type="string">
            <text:p>Louvre</text:p>
          </table:table-cell>
          <table:table-cell office:value-type="string">
            <text:p>AO5187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See number</text:p>
          </table:table-cell>
          <table:table-cell table:number-columns-repeated="3"/>
          <table:table-cell office:value-type="string">
            <text:p>Louvre</text:p>
          </table:table-cell>
          <table:table-cell office:value-type="string">
            <text:p>AO 4818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?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Nora Stone</text:p>
          </table:table-cell>
          <table:table-cell office:value-type="string">
            <text:p>Nora, South coast of Sardinia</text:p>
          </table:table-cell>
          <table:table-cell office:value-type="string">
            <text:p>Italy</text:p>
          </table:table-cell>
          <table:table-cell office:value-type="string">
            <text:p>Frank Moore Cross</text:p>
          </table:table-cell>
          <table:table-cell office:value-type="string">
            <text:p>Museo archeologico nazionale, Cagliari</text:p>
          </table:table-cell>
          <table:table-cell table:number-columns-repeated="3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inekoy inscription</text:p>
          </table:table-cell>
          <table:table-cell office:value-type="string">
            <text:p>Cinekoy</text:p>
          </table:table-cell>
          <table:table-cell office:value-type="string">
            <text:p>Turkey</text:p>
          </table:table-cell>
          <table:table-cell office:value-type="string">
            <text:p>Tekoglu and Lemaire and Robert Rollinger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Phoenician/punic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ele of Zakkur</text:p>
          </table:table-cell>
          <table:table-cell office:value-type="string">
            <text:p>Tell Afis</text:p>
          </table:table-cell>
          <table:table-cell office:value-type="string">
            <text:p>Syria</text:p>
          </table:table-cell>
          <table:table-cell/>
          <table:table-cell office:value-type="string">
            <text:p>Louvre</text:p>
          </table:table-cell>
          <table:table-cell office:value-type="string">
            <text:p>AO8185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Ekron royal dedicatory inscription</text:p>
          </table:table-cell>
          <table:table-cell office:value-type="string">
            <text:p>Ekron, West of Jerusalem</text:p>
          </table:table-cell>
          <table:table-cell office:value-type="string">
            <text:p>Israel</text:p>
          </table:table-cell>
          <table:table-cell office:value-type="string">
            <text:p>Seymour Gitin and Trude Dothan</text:p>
          </table:table-cell>
          <table:table-cell office:value-type="string">
            <text:p>Israel Museum</text:p>
          </table:table-cell>
          <table:table-cell table:number-columns-repeated="3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table:number-columns-repeated="4"/>
          <table:table-cell office:value-type="string">
            <text:p>Louvre</text:p>
          </table:table-cell>
          <table:table-cell office:value-type="string">
            <text:p>AO4838 / CIS I, 4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hampfleury Stele</text:p>
          </table:table-cell>
          <table:table-cell table:number-columns-repeated="7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yehawmilk stela</text:p>
          </table:table-cell>
          <table:table-cell office:value-type="string">
            <text:p>byblos</text:p>
          </table:table-cell>
          <table:table-cell table:number-columns-repeated="6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khibet el qom</text:p>
          </table:table-cell>
          <table:table-cell office:value-type="string">
            <text:p>?</text:p>
          </table:table-cell>
          <table:table-cell table:number-columns-repeated="6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alta Cippi, see #8</text:p>
          </table:table-cell>
          <table:table-cell/>
          <table:table-cell office:value-type="string">
            <text:p>Malta</text:p>
          </table:table-cell>
          <table:table-cell office:value-type="string">
            <text:p>Abbé Jean-Jacques Barthélemy</text:p>
          </table:table-cell>
          <table:table-cell office:value-type="string">
            <text:p>National Museum of Archaeology Valletta Malta</text:p>
          </table:table-cell>
          <table:table-cell office:value-type="string">
            <text:p>CIS I, 122/122 bis or KAI 47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 bronze lamp</text:p>
          </table:table-cell>
          <table:table-cell office:value-type="string">
            <text:p>Unknown</text:p>
          </table:table-cell>
          <table:table-cell office:value-type="string">
            <text:p>Lebanon</text:p>
          </table:table-cell>
          <table:table-cell table:style-name="ce3" office:value-type="string">
            <text:p>Texidor 1976: </text:p>
          </table:table-cell>
          <table:table-cell table:style-name="ce6" office:value-type="string">
            <text:p>Beirut, National Museum </text:p>
          </table:table-cell>
          <table:table-cell table:style-name="ce7" office:value-type="string">
            <text:p>BNM 1115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A “temple boy”</text:p>
          </table:table-cell>
          <table:table-cell table:style-name="ce6" office:value-type="string">
            <text:p>Bustan Esh-Sheikh (Sidon Region – Temple of Eshmun)</text:p>
          </table:table-cell>
          <table:table-cell office:value-type="string">
            <text:p>Lebanon</text:p>
          </table:table-cell>
          <table:table-cell table:style-name="ce3" office:value-type="string">
            <text:p>Stucky 1993 </text:p>
          </table:table-cell>
          <table:table-cell table:style-name="ce6" office:value-type="string">
            <text:p>Beirut, National Museum </text:p>
          </table:table-cell>
          <table:table-cell table:style-name="ce7" office:value-type="string">
            <text:p>BNM 12454 E21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A stela</text:p>
          </table:table-cell>
          <table:table-cell office:value-type="string">
            <text:p>Tyre</text:p>
          </table:table-cell>
          <table:table-cell office:value-type="string">
            <text:p>Lebanon</text:p>
          </table:table-cell>
          <table:table-cell table:style-name="ce3" office:value-type="string">
            <text:p>Teixidor 1986 </text:p>
          </table:table-cell>
          <table:table-cell table:style-name="ce6" office:value-type="string">
            <text:p>Beirut, National Museum </text:p>
          </table:table-cell>
          <table:table-cell table:style-name="ce7" office:value-type="string">
            <text:p>BNM 13270</text:p>
          </table:table-cell>
          <table:table-cell table:number-columns-repeated="2"/>
          <table:table-cell office:value-type="string">
            <text:p>Phoenician/punic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string">
            <text:p>Stèle funéraire de Si`gabbor, prêtre du dieu Lune </text:p>
          </table:table-cell>
          <table:table-cell office:value-type="string">
            <text:p>Neirab</text:p>
          </table:table-cell>
          <table:table-cell table:number-columns-repeated="2"/>
          <table:table-cell office:value-type="string">
            <text:p>Louvre</text:p>
          </table:table-cell>
          <table:table-cell table:style-name="ce6" office:value-type="string">
            <text:p>AO 3027 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string">
            <text:p>Stèle funéraire </text:p>
          </table:table-cell>
          <table:table-cell table:style-name="ce6" office:value-type="string">
            <text:p>Neirab ou Tell Afis </text:p>
          </table:table-cell>
          <table:table-cell table:number-columns-repeated="2"/>
          <table:table-cell office:value-type="string">
            <text:p>Louvre</text:p>
          </table:table-cell>
          <table:table-cell table:style-name="ce6" office:value-type="string">
            <text:p>AO 3026 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number-columns-repeated="13"/>
        </table:table-row>
        <table:table-row table:style-name="ro1">
          <table:table-cell office:value-type="float" office:value="36">
            <text:p>36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table:number-columns-repeated="13"/>
        </table:table-row>
        <table:table-row table:style-name="ro1">
          <table:table-cell office:value-type="float" office:value="39">
            <text:p>39</text:p>
          </table:table-cell>
          <table:table-cell table:number-columns-repeated="13"/>
        </table:table-row>
        <table:table-row table:style-name="ro1">
          <table:table-cell office:value-type="float" office:value="40">
            <text:p>40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table:number-columns-repeated="13"/>
        </table:table-row>
        <table:table-row table:style-name="ro1">
          <table:table-cell office:value-type="float" office:value="43">
            <text:p>43</text:p>
          </table:table-cell>
          <table:table-cell table:number-columns-repeated="13"/>
        </table:table-row>
        <table:table-row table:style-name="ro1">
          <table:table-cell office:value-type="float" office:value="44">
            <text:p>44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table-cell table:number-columns-repeated="13"/>
        </table:table-row>
        <table:table-row table:style-name="ro1">
          <table:table-cell office:value-type="float" office:value="46">
            <text:p>46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table:number-columns-repeated="13"/>
        </table:table-row>
        <table:table-row table:style-name="ro1">
          <table:table-cell office:value-type="float" office:value="48">
            <text:p>48</text:p>
          </table:table-cell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table:number-columns-repeated="13"/>
        </table:table-row>
        <table:table-row table:style-name="ro1">
          <table:table-cell office:value-type="float" office:value="50">
            <text:p>50</text:p>
          </table:table-cell>
          <table:table-cell table:number-columns-repeated="13"/>
        </table:table-row>
        <table:table-row table:style-name="ro1">
          <table:table-cell office:value-type="float" office:value="51">
            <text:p>51</text:p>
          </table:table-cell>
          <table:table-cell table:number-columns-repeated="13"/>
        </table:table-row>
        <table:table-row table:style-name="ro1">
          <table:table-cell office:value-type="float" office:value="52">
            <text:p>52</text:p>
          </table:table-cell>
          <table:table-cell table:number-columns-repeated="13"/>
        </table:table-row>
        <table:table-row table:style-name="ro1">
          <table:table-cell office:value-type="float" office:value="53">
            <text:p>53</text:p>
          </table:table-cell>
          <table:table-cell table:number-columns-repeated="13"/>
        </table:table-row>
        <table:table-row table:style-name="ro1">
          <table:table-cell office:value-type="float" office:value="54">
            <text:p>54</text:p>
          </table:table-cell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 table:number-columns-repeated="13"/>
        </table:table-row>
        <table:table-row table:style-name="ro1">
          <table:table-cell office:value-type="float" office:value="56">
            <text:p>56</text:p>
          </table:table-cell>
          <table:table-cell table:number-columns-repeated="13"/>
        </table:table-row>
        <table:table-row table:style-name="ro1">
          <table:table-cell office:value-type="float" office:value="57">
            <text:p>57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table:number-columns-repeated="13"/>
        </table:table-row>
        <table:table-row table:style-name="ro1">
          <table:table-cell office:value-type="float" office:value="59">
            <text:p>59</text:p>
          </table:table-cell>
          <table:table-cell table:number-columns-repeated="13"/>
        </table:table-row>
        <table:table-row table:style-name="ro1">
          <table:table-cell office:value-type="float" office:value="60">
            <text:p>60</text:p>
          </table:table-cell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table:number-columns-repeated="13"/>
        </table:table-row>
        <table:table-row table:style-name="ro1">
          <table:table-cell office:value-type="float" office:value="62">
            <text:p>62</text:p>
          </table:table-cell>
          <table:table-cell table:number-columns-repeated="13"/>
        </table:table-row>
        <table:table-row table:style-name="ro1">
          <table:table-cell office:value-type="float" office:value="63">
            <text:p>63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table:number-columns-repeated="13"/>
        </table:table-row>
        <table:table-row table:style-name="ro1">
          <table:table-cell office:value-type="float" office:value="65">
            <text:p>65</text:p>
          </table:table-cell>
          <table:table-cell table:number-columns-repeated="13"/>
        </table:table-row>
        <table:table-row table:style-name="ro1">
          <table:table-cell office:value-type="float" office:value="66">
            <text:p>66</text:p>
          </table:table-cell>
          <table:table-cell table:number-columns-repeated="13"/>
        </table:table-row>
        <table:table-row table:style-name="ro1">
          <table:table-cell office:value-type="float" office:value="67">
            <text:p>67</text:p>
          </table:table-cell>
          <table:table-cell table:number-columns-repeated="13"/>
        </table:table-row>
        <table:table-row table:style-name="ro1">
          <table:table-cell office:value-type="float" office:value="68">
            <text:p>68</text:p>
          </table:table-cell>
          <table:table-cell table:number-columns-repeated="13"/>
        </table:table-row>
        <table:table-row table:style-name="ro1">
          <table:table-cell office:value-type="float" office:value="69">
            <text:p>69</text:p>
          </table:table-cell>
          <table:table-cell table:number-columns-repeated="13"/>
        </table:table-row>
        <table:table-row table:style-name="ro1">
          <table:table-cell office:value-type="float" office:value="70">
            <text:p>70</text:p>
          </table:table-cell>
          <table:table-cell table:number-columns-repeated="13"/>
        </table:table-row>
        <table:table-row table:style-name="ro1">
          <table:table-cell office:value-type="float" office:value="71">
            <text:p>71</text:p>
          </table:table-cell>
          <table:table-cell table:number-columns-repeated="13"/>
        </table:table-row>
        <table:table-row table:style-name="ro1">
          <table:table-cell office:value-type="float" office:value="72">
            <text:p>72</text:p>
          </table:table-cell>
          <table:table-cell table:number-columns-repeated="13"/>
        </table:table-row>
        <table:table-row table:style-name="ro1">
          <table:table-cell office:value-type="float" office:value="73">
            <text:p>73</text:p>
          </table:table-cell>
          <table:table-cell table:number-columns-repeated="13"/>
        </table:table-row>
        <table:table-row table:style-name="ro1">
          <table:table-cell office:value-type="float" office:value="74">
            <text:p>74</text:p>
          </table:table-cell>
          <table:table-cell table:number-columns-repeated="13"/>
        </table:table-row>
        <table:table-row table:style-name="ro1">
          <table:table-cell office:value-type="float" office:value="75">
            <text:p>75</text:p>
          </table:table-cell>
          <table:table-cell table:number-columns-repeated="13"/>
        </table:table-row>
        <table:table-row table:style-name="ro1">
          <table:table-cell office:value-type="float" office:value="76">
            <text:p>76</text:p>
          </table:table-cell>
          <table:table-cell table:number-columns-repeated="13"/>
        </table:table-row>
        <table:table-row table:style-name="ro1">
          <table:table-cell office:value-type="float" office:value="77">
            <text:p>77</text:p>
          </table:table-cell>
          <table:table-cell table:number-columns-repeated="13"/>
        </table:table-row>
        <table:table-row table:style-name="ro1">
          <table:table-cell office:value-type="float" office:value="78">
            <text:p>78</text:p>
          </table:table-cell>
          <table:table-cell table:number-columns-repeated="13"/>
        </table:table-row>
        <table:table-row table:style-name="ro1">
          <table:table-cell office:value-type="float" office:value="79">
            <text:p>79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" office:value-type="string">
            <text:p>PM0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>
            <text:p>AB0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>
            <text:p>AM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unerary stele with abstract face</text:p>
          </table:table-cell>
          <table:table-cell office:value-type="string">
            <text:p>Tayma (isolated find)</text:p>
          </table:table-cell>
          <table:table-cell table:number-columns-repeated="2"/>
          <table:table-cell office:value-type="string">
            <text:p>Tayma Museum</text:p>
          </table:table-cell>
          <table:table-cell office:value-type="string">
            <text:p>T/M/119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PU0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>
            <text:p>NSA0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>
            <text:p>GZ0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Current Location</text:p>
          </table:table-cell>
          <table:table-cell table:style-name="ce2" office:value-type="string">
            <text:p>Discovered/unearthed at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website</text:p>
          </table:table-cell>
          <table:table-cell table:style-name="ce2" office:value-type="string">
            <text:p>objects</text:p>
          </table:table-cell>
          <table:table-cell table:style-name="ce2" office:value-type="string">
            <text:p>Considered</text:p>
          </table:table-cell>
          <table:table-cell table:style-name="ce2" office:value-type="string">
            <text:p>Multilingual?</text:p>
          </table:table-cell>
          <table:table-cell table:style-name="ce2" office:value-type="string">
            <text:p>picture(s)</text:p>
          </table:table-cell>
          <table:table-cell table:style-name="ce2" office:value-type="string">
            <text:p>Inscription translitteration (latinized)</text:p>
          </table:table-cell>
          <table:table-cell table:style-name="ce2" office:value-type="string">
            <text:p>According t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Assyrian lion weights</text:p>
          </table:table-cell>
          <table:table-cell office:value-type="string">
            <text:p>ME 91220 and ?</text:p>
          </table:table-cell>
          <table:table-cell office:value-type="string">
            <text:p>British Museum and Louvre</text:p>
          </table:table-cell>
          <table:table-cell office:value-type="string">
            <text:p>Nimrod, Assyria and Susa</text:p>
          </table:table-cell>
          <table:table-cell office:value-type="string">
            <text:p>Iraq, Iran</text:p>
          </table:table-cell>
          <table:table-cell office:value-type="string">
            <text:p>Austen Henry Layard/Edwin Norris and Jacques de Morgan</text:p>
          </table:table-cell>
          <table:table-cell table:number-columns-repeated="2"/>
          <table:table-cell office:value-type="string">
            <text:p>Punic/Phoenicia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Temple of Eshmun inscriptions/ bodashtart/ ostraca / inscribed statues / paharaoh achoris inscription etc</text:p>
          </table:table-cell>
          <table:table-cell table:number-columns-repeated="2"/>
          <table:table-cell office:value-type="string">
            <text:p>Bustan el-sheikh? Sidon</text:p>
          </table:table-cell>
          <table:table-cell office:value-type="string">
            <text:p>Lebanon</text:p>
          </table:table-cell>
          <table:table-cell office:value-type="string">
            <text:p>Maurice Dunand</text:p>
          </table:table-cell>
          <table:table-cell/>
          <table:table-cell office:value-type="string">
            <text:p>up to 2000</text:p>
          </table:table-cell>
          <table:table-cell office:value-type="string">
            <text:p>Punic/Phoenician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Ahiram sarcophagus + 2 alabaster vase fragments with name of Ramasses II</text:p>
          </table:table-cell>
          <table:table-cell office:value-type="string">
            <text:p>KAI 1</text:p>
          </table:table-cell>
          <table:table-cell office:value-type="string">
            <text:p>National Museum of Beirut</text:p>
          </table:table-cell>
          <table:table-cell office:value-type="string">
            <text:p>Byblos</text:p>
          </table:table-cell>
          <table:table-cell office:value-type="string">
            <text:p>Lebanon</text:p>
          </table:table-cell>
          <table:table-cell office:value-type="string">
            <text:p>René Dussaud and Pierre Montent</text:p>
          </table:table-cell>
          <table:table-cell table:number-columns-repeated="2"/>
          <table:table-cell office:value-type="string">
            <text:p>Punic/Phoenician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abibal inscription on a statue of sheshonq I</text:p>
          </table:table-cell>
          <table:table-cell/>
          <table:table-cell office:value-type="string">
            <text:p>France? Lebanon?</text:p>
          </table:table-cell>
          <table:table-cell office:value-type="string">
            <text:p>Byblos</text:p>
          </table:table-cell>
          <table:table-cell office:value-type="string">
            <text:p>Lebanon</text:p>
          </table:table-cell>
          <table:table-cell office:value-type="string">
            <text:p>Charles Simon Clermont-Ganneau</text:p>
          </table:table-cell>
          <table:table-cell table:number-columns-repeated="2"/>
          <table:table-cell office:value-type="string">
            <text:p>Punic/Phoenician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Elibal inscription on a statue of Osorkon I</text:p>
          </table:table-cell>
          <table:table-cell office:value-type="string">
            <text:p>KAI 6</text:p>
          </table:table-cell>
          <table:table-cell office:value-type="string">
            <text:p>France? Lebanon?</text:p>
          </table:table-cell>
          <table:table-cell office:value-type="string">
            <text:p>Byblos</text:p>
          </table:table-cell>
          <table:table-cell office:value-type="string">
            <text:p>Lebanon</text:p>
          </table:table-cell>
          <table:table-cell office:value-type="string">
            <text:p>René Dussaud</text:p>
          </table:table-cell>
          <table:table-cell table:number-columns-repeated="2"/>
          <table:table-cell office:value-type="string">
            <text:p>Punic/Phoenician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Yehimilk inscription</text:p>
          </table:table-cell>
          <table:table-cell/>
          <table:table-cell office:value-type="string">
            <text:p>France? Lebanon?</text:p>
          </table:table-cell>
          <table:table-cell office:value-type="string">
            <text:p>Byblos</text:p>
          </table:table-cell>
          <table:table-cell office:value-type="string">
            <text:p>Lebanon</text:p>
          </table:table-cell>
          <table:table-cell office:value-type="string">
            <text:p>Maurice Dunand</text:p>
          </table:table-cell>
          <table:table-cell table:number-columns-repeated="2"/>
          <table:table-cell office:value-type="string">
            <text:p>Punic/Phoenician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Shipitbal inscription</text:p>
          </table:table-cell>
          <table:table-cell office:value-type="string">
            <text:p>KAI 7</text:p>
          </table:table-cell>
          <table:table-cell office:value-type="string">
            <text:p>France? Lebanon?</text:p>
          </table:table-cell>
          <table:table-cell office:value-type="string">
            <text:p>Byblos</text:p>
          </table:table-cell>
          <table:table-cell office:value-type="string">
            <text:p>Lebanon</text:p>
          </table:table-cell>
          <table:table-cell office:value-type="string">
            <text:p>Maurice Dunand</text:p>
          </table:table-cell>
          <table:table-cell table:number-columns-repeated="2"/>
          <table:table-cell office:value-type="string">
            <text:p>Punic/Phoenician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string">
            <text:p>Punic-Libyan Inscription</text:p>
          </table:table-cell>
          <table:table-cell/>
          <table:table-cell office:value-type="string">
            <text:p>British Museum</text:p>
          </table:table-cell>
          <table:table-cell office:value-type="string">
            <text:p>Mausoleum of Ateba, Dougga</text:p>
          </table:table-cell>
          <table:table-cell office:value-type="string">
            <text:p>Tunisia</text:p>
          </table:table-cell>
          <table:table-cell office:value-type="string">
            <text:p>Sir Thomas Reade</text:p>
          </table:table-cell>
          <table:table-cell table:number-columns-repeated="2"/>
          <table:table-cell office:value-type="string">
            <text:p>Punic/Phoenician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string">
            <text:p>Karatepe</text:p>
          </table:table-cell>
          <table:table-cell/>
          <table:table-cell office:value-type="string">
            <text:p>Karatepe, Cilicia, Turkey</text:p>
          </table:table-cell>
          <table:table-cell office:value-type="string">
            <text:p>Karatepe, Cilicia</text:p>
          </table:table-cell>
          <table:table-cell office:value-type="string">
            <text:p>Turkey</text:p>
          </table:table-cell>
          <table:table-cell table:number-columns-repeated="3"/>
          <table:table-cell office:value-type="string">
            <text:p>Punic/Phoenician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KEYWORDS</text:p>
          </table:table-cell>
          <table:table-cell table:number-columns-repeated="13"/>
        </table:table-row>
        <table:table-row table:style-name="ro2">
          <table:table-cell office:value-type="string">
            <text:p>carambolo</text:p>
          </table:table-cell>
          <table:table-cell table:number-columns-repeated="13"/>
        </table:table-row>
        <table:table-row table:style-name="ro2">
          <table:table-cell office:value-type="string">
            <text:p>museo palermo</text:p>
          </table:table-cell>
          <table:table-cell table:number-columns-repeated="13"/>
        </table:table-row>
        <table:table-row table:style-name="ro2">
          <table:table-cell office:value-type="string">
            <text:p>whitaker museo</text:p>
          </table:table-cell>
          <table:table-cell table:number-columns-repeated="13"/>
        </table:table-row>
        <table:table-row table:style-name="ro2">
          <table:table-cell office:value-type="string">
            <text:p>cyprus</text:p>
          </table:table-cell>
          <table:table-cell table:number-columns-repeated="13"/>
        </table:table-row>
        <table:table-row table:style-name="ro2">
          <table:table-cell office:value-type="string">
            <text:p>malta</text:p>
          </table:table-cell>
          <table:table-cell table:number-columns-repeated="13"/>
        </table:table-row>
        <table:table-row table:style-name="ro2">
          <table:table-cell office:value-type="string">
            <text:p>akko ostracon</text:p>
          </table:table-cell>
          <table:table-cell table:number-columns-repeated="13"/>
        </table:table-row>
        <table:table-row table:style-name="ro2">
          <table:table-cell office:value-type="string">
            <text:p>larnaka louvre</text:p>
          </table:table-cell>
          <table:table-cell table:number-columns-repeated="13"/>
        </table:table-row>
        <table:table-row table:style-name="ro2">
          <table:table-cell office:value-type="string">
            <text:p>bordreuil</text:p>
          </table:table-cell>
          <table:table-cell table:number-columns-repeated="13"/>
        </table:table-row>
        <table:table-row table:style-name="ro2">
          <table:table-cell office:value-type="string">
            <text:p>mogador</text:p>
          </table:table-cell>
          <table:table-cell table:number-columns-repeated="13"/>
        </table:table-row>
        <table:table-row table:style-name="ro2">
          <table:table-cell office:value-type="string">
            <text:p>fekheryé</text:p>
          </table:table-cell>
          <table:table-cell table:number-columns-repeated="13"/>
        </table:table-row>
      </table:table>
      <table:table table:name="Places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Museums</text:p>
          </table:table-cell>
          <table:table-cell table:style-name="ce1" office:value-type="string">
            <text:p>Sites</text:p>
          </table:table-cell>
          <table:table-cell office:value-type="string">
            <text:p>People</text:p>
          </table:table-cell>
          <table:table-cell office:value-type="string">
            <text:p>Journals/Magazines</text:p>
          </table:table-cell>
          <table:table-cell office:value-type="string">
            <text:p>Institutions</text:p>
          </table:table-cell>
          <table:table-cell office:value-type="string">
            <text:p>Websites</text:p>
          </table:table-cell>
        </table:table-row>
        <table:table-row table:style-name="ro1">
          <table:table-cell/>
          <table:table-cell office:value-type="string">
            <text:p>British Museu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uv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ebanese directorate general of antiqu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institut Monde Arabe Pari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adémie des Inscriptions et Belles Lettr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rael Museu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tanbul Archaeological museum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lla Giulia, Ro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seo archeologico nazionale, Cagliar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orderasiatisches Museum Berli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aratepe, Cilicia, Turke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ional Museum of Archaeology Valletta Malt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nekoy, Turkey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yi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5/09/2016</text:date>, <text:time>19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4:45:13.47</meta:creation-date>
    <dc:date>2016-05-09T19:24:13.87</dc:date>
    <meta:editing-duration>PT14H2M4S</meta:editing-duration>
    <meta:editing-cycles>28</meta:editing-cycles>
    <meta:generator>LibreOffice/3.4$Win32 LibreOffice_project/340m1$Build-602</meta:generator>
    <meta:document-statistic meta:table-count="2" meta:cell-count="615" meta:object-count="0"/>
  </office:meta>
</office:document-meta>
</file>